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25cm" fo:min-width="8cm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8.5cm" svg:height="6.5cm" svg:x="10cm" svg:y="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  <anim:audio xlink:href="file:///E:/Programs/LibreOffice/program/../share/gallery/sounds/apert.wav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6M14S</meta:editing-duration>
    <meta:editing-cycles>3</meta:editing-cycles>
    <meta:generator>LibreOffice/7.6.1.2$Windows_X86_64 LibreOffice_project/f5defcebd022c5bc36bbb79be232cb6926d8f674</meta:generator>
    <dc:date>2023-10-16T12:53:19.791000000</dc:date>
    <meta:document-statistic meta:object-count="24"/>
  </office:meta>
</office:document-meta>
</file>